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2">
      <style:graphic-properties draw:fill="none" draw:stroke="solid" svg:stroke-width="0.00694in" svg:stroke-color="#000000" draw:marker-start="a400" draw:marker-end="a401" svg:stroke-opacity="100%" draw:stroke-linejoin="miter" svg:stroke-linecap="butt"/>
    </style:style>
    <style:style style:family="graphic" style:name="a394">
      <style:graphic-properties draw:fill="none" draw:stroke="solid" svg:stroke-width="0.00694in" svg:stroke-color="#000000" draw:marker-end="a393" svg:stroke-opacity="100%" draw:stroke-linejoin="miter" svg:stroke-linecap="butt"/>
    </style:style>
    <style:style style:family="graphic" style:name="a405">
      <style:graphic-properties draw:fill="none" draw:stroke="solid" svg:stroke-width="0.00694in" svg:stroke-color="#000000" draw:marker-start="a403" draw:marker-end="a404" svg:stroke-opacity="100%" draw:stroke-linejoin="miter" svg:stroke-linecap="butt"/>
    </style:style>
    <style:style style:family="graphic" style:name="a397">
      <style:graphic-properties draw:fill="none" draw:stroke="solid" svg:stroke-width="0.00694in" svg:stroke-color="#000000" draw:marker-start="a395" draw:marker-end="a396" svg:stroke-opacity="100%" draw:stroke-linejoin="miter" svg:stroke-linecap="butt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draw:fill="none" draw:stroke="solid" svg:stroke-width="0.00694in" svg:stroke-color="#000000" draw:marker-end="a398" svg:stroke-opacity="100%" draw:stroke-linejoin="miter" svg:stroke-linecap="butt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elslide" presentation:presentation-page-layout-name="Master1-PPL1" draw:id="Slide-256">
        <draw:frame draw:id="id63" presentation:style-name="a338" draw:name="Titel 1" svg:x="1.66667in" svg:y="1.49504in" svg:width="10in" svg:height="1.42046in" presentation:class="title" presentation:placeholder="false">
          <draw:text-box>
            <text:p text:style-name="a337" text:class-names="" text:cond-style-name=""><text:span text:style-name="a336" text:class-names="">Database API</text:span></text:p>
          </draw:text-box>
          <svg:title/>
          <svg:desc/>
        </draw:frame>
        <draw:frame draw:id="id64" presentation:style-name="a349" draw:name="Undertitel 2" svg:x="1.66667in" svg:y="3.93924in" svg:width="10in" svg:height="2.63823in" presentation:class="subtitle" presentation:placeholder="false">
          <draw:text-box>
            <text:p text:style-name="a340" text:class-names="" text:cond-style-name=""><text:span text:style-name="a339" text:class-names="">Model-View-Controller Web App (.NET Core 3.1 C#)</text:span></text:p>
            <text:p text:style-name="a342" text:class-names="" text:cond-style-name=""><text:span text:style-name="a341" text:class-names="">Newtonsoft JSON NugetPackage</text:span></text:p>
            <text:p text:style-name="a344" text:class-names="" text:cond-style-name=""><text:span text:style-name="a343" text:class-names="">SoQL</text:span></text:p>
            <text:p text:style-name="a346" text:class-names="" text:cond-style-name=""><text:span text:style-name="a345" text:class-names="">”C# Razor” Syntakst</text:span></text:p>
            <text:p text:style-name="a348" text:class-names="" text:cond-style-name=""><text:span text:style-name="a347" text:class-names="">Google Charts (JavaScript) NugetPackage</text:span></text:p>
          </draw:text-box>
          <svg:title/>
          <svg:desc/>
        </draw:frame>
        <draw:frame draw:id="id65" draw:style-name="a352" draw:name="Tekstfelt 3" svg:x="4.01174in" svg:y="0.67683in" svg:width="5.30986in" svg:height="0.70684in">
          <draw:text-box>
            <text:p text:style-name="a351" text:class-names="" text:cond-style-name=""><text:span text:style-name="a350" text:class-names="">Frederik Sthen Hansen</text:span></text:p>
          </draw:text-box>
          <svg:title/>
          <svg:desc/>
        </draw:frame>
      </draw:page>
      <draw:page draw:name="Slide2" draw:style-name="a353" draw:master-page-name="Master1-Layout2-obj-Titel-og-indholdsobjekt" presentation:presentation-page-layout-name="Master1-PPL2" draw:id="Slide-257">
        <draw:frame draw:id="id66" presentation:style-name="a356" draw:name="Titel 1" svg:x="0.91667in" svg:y="0.39931in" svg:width="11.5in" svg:height="1.44965in" presentation:class="title" presentation:placeholder="false">
          <draw:text-box>
            <text:p text:style-name="a355" text:class-names="" text:cond-style-name=""><text:span text:style-name="a354" text:class-names="">MVC Arkitektur (som anvendt i dette projekt)</text:span></text:p>
          </draw:text-box>
          <svg:title/>
          <svg:desc/>
        </draw:frame>
        <draw:custom-shape svg:x="0.35916in" svg:y="3.37441in" svg:width="1.11268in" svg:height="1.78873in" draw:id="id67" draw:style-name="a359" draw:name="Cylinder 3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 draw:modifiers="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10800000"/>
            <draw:equation draw:name="f13" draw:formula="25000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2 / 2"/>
            <draw:equation draw:name="f24" draw:formula="min(?f22, ?f21)"/>
            <draw:equation draw:name="f25" draw:formula="?f11 + ?f23"/>
            <draw:equation draw:name="f26" draw:formula="?f24 * ?f13"/>
            <draw:equation draw:name="f27" draw:formula="?f23 * ?f18"/>
            <draw:equation draw:name="f28" draw:formula="?f26 / 200000"/>
            <draw:equation draw:name="f29" draw:formula="?f28 + ?f28"/>
            <draw:equation draw:name="f30" draw:formula="?f20 - ?f28"/>
            <draw:equation draw:name="f31" draw:formula="?f28 * ?f18"/>
            <draw:equation draw:name="f32" draw:formula="21550000 - ?f12"/>
            <draw:equation draw:name="f33" draw:formula="if(?f32, ?f12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7"/>
            <draw:equation draw:name="f43" draw:formula="sin(?f39)"/>
            <draw:equation draw:name="f44" draw:formula="0 - ?f43"/>
            <draw:equation draw:name="f45" draw:formula="?f44 * ?f31"/>
            <draw:equation draw:name="f46" draw:formula="sqrt(?f42 * ?f42 + ?f45 * ?f45 + 0 * 0)"/>
            <draw:equation draw:name="f47" draw:formula="?f27 * ?f31 / ?f46"/>
            <draw:equation draw:name="f48" draw:formula="?f44 * ?f47"/>
            <draw:equation draw:name="f49" draw:formula="?f11 - ?f48"/>
            <draw:equation draw:name="f50" draw:formula="?f41 * ?f47"/>
            <draw:equation draw:name="f51" draw:formula="?f28 - ?f50"/>
            <draw:equation draw:name="f52" draw:formula="?f49 - ?f27"/>
            <draw:equation draw:name="f53" draw:formula="?f51 - ?f31"/>
            <draw:equation draw:name="f54" draw:formula="?f49 + ?f27"/>
            <draw:equation draw:name="f55" draw:formula="?f51 + ?f31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7"/>
            <draw:equation draw:name="f62" draw:formula="sin(?f58)"/>
            <draw:equation draw:name="f63" draw:formula="0 - ?f62"/>
            <draw:equation draw:name="f64" draw:formula="?f63 * ?f31"/>
            <draw:equation draw:name="f65" draw:formula="sqrt(?f61 * ?f61 + ?f64 * ?f64 + 0 * 0)"/>
            <draw:equation draw:name="f66" draw:formula="?f27 * ?f31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1, ?f52)"/>
            <draw:equation draw:name="f72" draw:formula="if(?f35, ?f28, ?f53)"/>
            <draw:equation draw:name="f73" draw:formula="if(?f35, ?f11, ?f54)"/>
            <draw:equation draw:name="f74" draw:formula="if(?f35, ?f28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  <draw:equation draw:name="f79" draw:formula="21550000 - ?f0"/>
            <draw:equation draw:name="f80" draw:formula="if(?f79, ?f0, 21550000)"/>
            <draw:equation draw:name="f81" draw:formula="-21550000 - ?f80"/>
            <draw:equation draw:name="f82" draw:formula="if(?f81, -21550000, ?f80)"/>
            <draw:equation draw:name="f83" draw:formula="?f11 + ?f82"/>
            <draw:equation draw:name="f84" draw:formula="?f11 + ?f1"/>
            <draw:equation draw:name="f85" draw:formula="?f84 * ?f9 / ?f0"/>
            <draw:equation draw:name="f86" draw:formula="0 - ?f85"/>
            <draw:equation draw:name="f87" draw:formula="cos(?f86)"/>
            <draw:equation draw:name="f88" draw:formula="0 - ?f87"/>
            <draw:equation draw:name="f89" draw:formula="?f88 * ?f27"/>
            <draw:equation draw:name="f90" draw:formula="sin(?f86)"/>
            <draw:equation draw:name="f91" draw:formula="0 - ?f90"/>
            <draw:equation draw:name="f92" draw:formula="?f91 * ?f31"/>
            <draw:equation draw:name="f93" draw:formula="sqrt(?f89 * ?f89 + ?f92 * ?f92 + 0 * 0)"/>
            <draw:equation draw:name="f94" draw:formula="?f27 * ?f31 / ?f93"/>
            <draw:equation draw:name="f95" draw:formula="?f91 * ?f94"/>
            <draw:equation draw:name="f96" draw:formula="?f19 - ?f95"/>
            <draw:equation draw:name="f97" draw:formula="?f88 * ?f94"/>
            <draw:equation draw:name="f98" draw:formula="?f30 - ?f97"/>
            <draw:equation draw:name="f99" draw:formula="?f96 - ?f27"/>
            <draw:equation draw:name="f100" draw:formula="?f98 - ?f31"/>
            <draw:equation draw:name="f101" draw:formula="?f96 + ?f27"/>
            <draw:equation draw:name="f102" draw:formula="?f98 + ?f31"/>
            <draw:equation draw:name="f103" draw:formula="?f83 + ?f1"/>
            <draw:equation draw:name="f104" draw:formula="?f103 * ?f9 / ?f0"/>
            <draw:equation draw:name="f105" draw:formula="0 - ?f104"/>
            <draw:equation draw:name="f106" draw:formula="cos(?f105)"/>
            <draw:equation draw:name="f107" draw:formula="0 - ?f106"/>
            <draw:equation draw:name="f108" draw:formula="?f107 * ?f27"/>
            <draw:equation draw:name="f109" draw:formula="sin(?f105)"/>
            <draw:equation draw:name="f110" draw:formula="0 - ?f109"/>
            <draw:equation draw:name="f111" draw:formula="?f110 * ?f31"/>
            <draw:equation draw:name="f112" draw:formula="sqrt(?f108 * ?f108 + ?f111 * ?f111 + 0 * 0)"/>
            <draw:equation draw:name="f113" draw:formula="?f27 * ?f31 / ?f112"/>
            <draw:equation draw:name="f114" draw:formula="?f110 * ?f113"/>
            <draw:equation draw:name="f115" draw:formula="?f96 + ?f114"/>
            <draw:equation draw:name="f116" draw:formula="?f107 * ?f113"/>
            <draw:equation draw:name="f117" draw:formula="?f98 + ?f116"/>
            <draw:equation draw:name="f118" draw:formula="if(?f82, ?f19, ?f99)"/>
            <draw:equation draw:name="f119" draw:formula="if(?f82, ?f30, ?f100)"/>
            <draw:equation draw:name="f120" draw:formula="if(?f82, ?f19, ?f101)"/>
            <draw:equation draw:name="f121" draw:formula="if(?f82, ?f30, ?f102)"/>
            <draw:equation draw:name="f122" draw:formula="if(?f82, ?f99, ?f115)"/>
            <draw:equation draw:name="f123" draw:formula="if(?f82, ?f100, ?f117)"/>
            <draw:equation draw:name="f124" draw:formula="if(?f82, ?f101, ?f115)"/>
            <draw:equation draw:name="f125" draw:formula="if(?f82, ?f102, ?f117)"/>
            <draw:equation draw:name="f126" draw:formula="21550000 - ?f10"/>
            <draw:equation draw:name="f127" draw:formula="if(?f126, ?f10, 21550000)"/>
            <draw:equation draw:name="f128" draw:formula="-21550000 - ?f127"/>
            <draw:equation draw:name="f129" draw:formula="if(?f128, -21550000, ?f127)"/>
            <draw:equation draw:name="f130" draw:formula="?f0 + ?f129"/>
            <draw:equation draw:name="f131" draw:formula="?f130 + ?f1"/>
            <draw:equation draw:name="f132" draw:formula="?f131 * ?f9 / ?f0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27"/>
            <draw:equation draw:name="f137" draw:formula="sin(?f133)"/>
            <draw:equation draw:name="f138" draw:formula="0 - ?f137"/>
            <draw:equation draw:name="f139" draw:formula="?f138 * ?f31"/>
            <draw:equation draw:name="f140" draw:formula="sqrt(?f136 * ?f136 + ?f139 * ?f139 + 0 * 0)"/>
            <draw:equation draw:name="f141" draw:formula="?f27 * ?f31 / ?f140"/>
            <draw:equation draw:name="f142" draw:formula="?f138 * ?f141"/>
            <draw:equation draw:name="f143" draw:formula="?f49 + ?f142"/>
            <draw:equation draw:name="f144" draw:formula="?f135 * ?f141"/>
            <draw:equation draw:name="f145" draw:formula="?f51 + ?f144"/>
            <draw:equation draw:name="f146" draw:formula="if(?f129, ?f11, ?f52)"/>
            <draw:equation draw:name="f147" draw:formula="if(?f129, ?f28, ?f53)"/>
            <draw:equation draw:name="f148" draw:formula="if(?f129, ?f11, ?f54)"/>
            <draw:equation draw:name="f149" draw:formula="if(?f129, ?f28, ?f55)"/>
            <draw:equation draw:name="f150" draw:formula="if(?f129, ?f52, ?f143)"/>
            <draw:equation draw:name="f151" draw:formula="if(?f129, ?f53, ?f145)"/>
            <draw:equation draw:name="f152" draw:formula="if(?f129, ?f54, ?f143)"/>
            <draw:equation draw:name="f153" draw:formula="if(?f129, ?f55, ?f145)"/>
            <draw:equation draw:name="f154" draw:formula="?f11 + ?f129"/>
            <draw:equation draw:name="f155" draw:formula="?f28 - ?f97"/>
            <draw:equation draw:name="f156" draw:formula="?f155 - ?f31"/>
            <draw:equation draw:name="f157" draw:formula="?f155 + ?f31"/>
            <draw:equation draw:name="f158" draw:formula="?f154 + ?f1"/>
            <draw:equation draw:name="f159" draw:formula="?f158 * ?f9 / ?f0"/>
            <draw:equation draw:name="f160" draw:formula="0 - ?f159"/>
            <draw:equation draw:name="f161" draw:formula="cos(?f160)"/>
            <draw:equation draw:name="f162" draw:formula="0 - ?f161"/>
            <draw:equation draw:name="f163" draw:formula="?f162 * ?f27"/>
            <draw:equation draw:name="f164" draw:formula="sin(?f160)"/>
            <draw:equation draw:name="f165" draw:formula="0 - ?f164"/>
            <draw:equation draw:name="f166" draw:formula="?f165 * ?f31"/>
            <draw:equation draw:name="f167" draw:formula="sqrt(?f163 * ?f163 + ?f166 * ?f166 + 0 * 0)"/>
            <draw:equation draw:name="f168" draw:formula="?f27 * ?f31 / ?f167"/>
            <draw:equation draw:name="f169" draw:formula="?f165 * ?f168"/>
            <draw:equation draw:name="f170" draw:formula="?f96 + ?f169"/>
            <draw:equation draw:name="f171" draw:formula="?f162 * ?f168"/>
            <draw:equation draw:name="f172" draw:formula="?f155 + ?f171"/>
            <draw:equation draw:name="f173" draw:formula="if(?f129, ?f19, ?f99)"/>
            <draw:equation draw:name="f174" draw:formula="if(?f129, ?f28, ?f156)"/>
            <draw:equation draw:name="f175" draw:formula="if(?f129, ?f19, ?f101)"/>
            <draw:equation draw:name="f176" draw:formula="if(?f129, ?f28, ?f157)"/>
            <draw:equation draw:name="f177" draw:formula="if(?f129, ?f99, ?f170)"/>
            <draw:equation draw:name="f178" draw:formula="if(?f129, ?f156, ?f172)"/>
            <draw:equation draw:name="f179" draw:formula="if(?f129, ?f101, ?f170)"/>
            <draw:equation draw:name="f180" draw:formula="if(?f129, ?f157, ?f172)"/>
          </draw:enhanced-geometry>
        </draw:custom-shape>
        <draw:frame draw:id="id68" draw:style-name="a368" draw:name="Tekstfelt 4" svg:x="0.59507in" svg:y="4.03951in" svg:width="0.78521in" svg:height="1.00977in">
          <draw:text-box>
            <text:p text:style-name="a361" text:class-names="" text:cond-style-name=""><text:span text:style-name="a360" text:class-names="">DB</text:span></text:p>
            <text:p text:style-name="a363" text:class-names="" text:cond-style-name=""><text:span text:style-name="a362" text:class-names="">3rd<text:s text:c="1"/></text:span></text:p>
            <text:p text:style-name="a367" text:class-names="" text:cond-style-name=""><text:span text:style-name="a364" text:class-names="">Part</text:span><text:span text:style-name="a365" text:class-names="">y</text:span><text:span text:style-name="a366" text:class-names=""/></text:p>
          </draw:text-box>
          <svg:title/>
          <svg:desc/>
        </draw:frame>
        <draw:custom-shape svg:x="5.40845in" svg:y="3.08359in" svg:width="1.88733in" svg:height="1.91184in" draw:id="id69" draw:style-name="a371" draw:name="Rektangel 5">
          <svg:title/>
          <svg:desc/>
          <text:p text:style-name="a370" text:class-names="" text:cond-style-name=""><text:span text:style-name="a3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draw:style-name="a376" draw:name="Tekstfelt 6" svg:x="5.47418in" svg:y="3.50184in" svg:width="1.69484in" svg:height="1.00977in">
          <draw:text-box>
            <text:p text:style-name="a373" text:class-names="" text:cond-style-name=""><text:span text:style-name="a372" text:class-names="">Controller API</text:span></text:p>
            <text:p text:style-name="a375" text:class-names="" text:cond-style-name=""><text:span text:style-name="a374" text:class-names="">(Newtonsoft JSON)</text:span></text:p>
          </draw:text-box>
          <svg:title/>
          <svg:desc/>
        </draw:frame>
        <draw:custom-shape svg:x="3.71362in" svg:y="5.56295in" svg:width="2.40845in" svg:height="0.91549in" draw:id="id71" draw:style-name="a380" draw:name="Rektangel 7">
          <svg:title/>
          <svg:desc/>
          <text:p text:style-name="a379" text:class-names="" text:cond-style-name=""><text:span text:style-name="a377" text:class-names="">Model</text:span><text:span text:style-name="a3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2113in" svg:y="5.59299in" svg:width="3.09859in" svg:height="0.91549in" draw:id="id72" draw:style-name="a383" draw:name="Rektangel 8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draw:style-name="a386" draw:name="Tekstfelt 9" svg:x="7.52113in" svg:y="5.84879in" svg:width="3.09859in" svg:height="0.40391in">
          <draw:text-box>
            <text:p text:style-name="a385" text:class-names="" text:cond-style-name=""><text:span text:style-name="a384" text:class-names="">Display Model (View Model)</text:span></text:p>
          </draw:text-box>
          <svg:title/>
          <svg:desc/>
        </draw:frame>
        <draw:custom-shape svg:x="8.55634in" svg:y="3.68656in" svg:width="2.41549in" svg:height="1.05474in" draw:id="id74" draw:style-name="a389" draw:name="Rektangel 10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392" draw:name="Tekstfelt 11" svg:x="8.83099in" svg:y="3.91536in" svg:width="2.04929in" svg:height="0.70684in">
          <draw:text-box>
            <text:p text:style-name="a391" text:class-names="" text:cond-style-name=""><text:span text:style-name="a390" text:class-names="">View (Google Charts)</text:span></text:p>
          </draw:text-box>
          <svg:title/>
          <svg:desc/>
        </draw:frame>
        <draw:connector draw:type="line" svg:x1="8.76761in" svg:y1="5.58814in" svg:x2="9.09155in" svg:y2="4.7413in" draw:id="id76" draw:style-name="a394" draw:name="Lige pilforbindelse 25">
          <svg:title/>
          <svg:desc/>
        </draw:connector>
        <draw:connector draw:type="line" svg:x1="8.55634in" svg:y1="4.21393in" draw:start-shape="id74" draw:start-glue-point="3" svg:x2="7.29578in" svg:y2="4.03951in" draw:end-shape="id69" draw:end-glue-point="1" draw:id="id77" draw:style-name="a397" draw:name="Lige pilforbindelse 29">
          <svg:title/>
          <svg:desc/>
        </draw:connector>
        <draw:connector draw:type="line" svg:x1="5.47418in" svg:y1="5.00935in" svg:x2="4.91784in" svg:y2="5.56295in" draw:end-shape="id71" draw:end-glue-point="0" draw:id="id78" draw:style-name="a399" draw:name="Lige pilforbindelse 31">
          <svg:title/>
          <svg:desc/>
        </draw:connector>
        <draw:connector draw:type="line" svg:x1="7.52113in" svg:y1="6.05074in" svg:x2="6.12207in" svg:y2="6.10178in" draw:id="id79" draw:style-name="a402" draw:name="Lige pilforbindelse 35">
          <svg:title/>
          <svg:desc/>
        </draw:connector>
        <draw:connector draw:type="line" svg:x1="5.40845in" svg:y1="4.03951in" draw:start-shape="id69" draw:start-glue-point="3" svg:x2="1.47184in" svg:y2="4.26878in" draw:end-shape="id67" draw:end-glue-point="1" draw:id="id80" draw:style-name="a405" draw:name="Lige pilforbindelse 42">
          <svg:title/>
          <svg:desc/>
        </draw:connector>
        <draw:frame draw:id="id81" draw:style-name="a411" draw:name="Tekstfelt 44" svg:x="4.16432in" svg:y="3.54805in" svg:width="1.30986in" svg:height="0.40391in">
          <draw:text-box>
            <text:p text:style-name="a410" text:class-names="" text:cond-style-name=""><text:span text:style-name="a406" text:class-names="">SoQL</text:span><text:span text:style-name="a407" text:class-names="">/</text:span><text:span text:style-name="a408" text:class-names="">http</text:span><text:span text:style-name="a409" text:class-names=""/></text:p>
          </draw:text-box>
          <svg:title/>
          <svg:desc/>
        </draw:frame>
        <draw:frame draw:id="id82" draw:style-name="a414" draw:name="Tekstfelt 45" svg:x="9.11268in" svg:y="5.0842in" svg:width="3.01408in" svg:height="0.40391in">
          <draw:text-box>
            <text:p text:style-name="a413" text:class-names="" text:cond-style-name=""><text:span text:style-name="a412" text:class-names="">Razor C#</text:span></text:p>
          </draw:text-box>
          <svg:title/>
          <svg:desc/>
        </draw:frame>
        <draw:frame draw:id="id83" draw:style-name="a417" draw:name="Tekstfelt 47" svg:x="2.23944in" svg:y="1.65397in" svg:width="8.8169in" svg:height="0.70684in">
          <draw:text-box>
            <text:p text:style-name="a416" text:class-names="" text:cond-style-name=""><text:span text:style-name="a415" text:class-names="">Opgave: Forbind til DataBasen, hent data fra tabellerne og gør den læselig til business intelligence vha. b.la. grafer.</text:span></text:p>
          </draw:text-box>
          <svg:title/>
          <svg:desc/>
        </draw:frame>
      </draw:page>
      <draw:page draw:name="Slide3" draw:style-name="a418" draw:master-page-name="Master1-Layout2-obj-Titel-og-indholdsobjekt" presentation:presentation-page-layout-name="Master1-PPL2" draw:id="Slide-258">
        <draw:frame draw:id="id84" presentation:style-name="a426" draw:name="Titel 1" svg:x="0.91667in" svg:y="0.39931in" svg:width="11.5in" svg:height="1.44965in" presentation:class="title" presentation:placeholder="false">
          <draw:text-box>
            <text:p text:style-name="a425" text:class-names="" text:cond-style-name=""><text:span text:style-name="a419" text:class-names="">SOQL<text:s text:c="1"/></text:span><text:span text:style-name="a420" text:class-names="">Queries</text:span><text:span text:style-name="a421" text:class-names=""><text:s text:c="1"/>in<text:s text:c="1"/></text:span><text:span text:style-name="a422" text:class-names="">relular</text:span><text:span text:style-name="a423" text:class-names=""><text:s text:c="1"/>URL’s</text:span><text:span text:style-name="a424" text:class-names=""/></text:p>
          </draw:text-box>
          <svg:title/>
          <svg:desc/>
        </draw:frame>
        <draw:frame draw:id="id85" presentation:style-name="a456" draw:name="Pladsholder til indhold 2" svg:x="0.91667in" svg:y="1.99653in" svg:width="11.5in" svg:height="4.75868in" presentation:class="outline" presentation:placeholder="false">
          <draw:text-box>
            <text:list text:style-name="a429">
              <text:list-item>
                <text:p text:style-name="a428" text:class-names="" text:cond-style-name=""><text:span text:style-name="a427" text:class-names=""/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/></text:p>
              </text:list-item>
            </text:list>
            <text:list text:style-name="a437">
              <text:list-item>
                <text:p text:style-name="a436" text:class-names="" text:cond-style-name=""><text:span text:style-name="a433" text:class-names=""><text:a xlink:href="https://data.cityofnewyork.us/resource/t29m-gskq.json?$select=distinct%20vendorid" text:style-name="" text:visited-style-name="">https://data.cityofnewyork.us/resource/t29m-gskq.json</text:a></text:span><text:span text:style-name="a434" text:class-names=""><text:a xlink:href="https://data.cityofnewyork.us/resource/t29m-gskq.json?$select=distinct%20vendorid" text:style-name="" text:visited-style-name="">?<text:s text:c="1"/></text:a></text:span><text:span text:style-name="a435" text:class-names="">Vælger database (API end point)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/></text:p>
              </text:list-item>
            </text:list>
            <text:list text:style-name="a452">
              <text:list-item>
                <text:p text:style-name="a451" text:class-names="" text:cond-style-name=""><text:span text:style-name="a441" text:class-names=""><text:a xlink:href="https://data.cityofnewyork.us/resource/t29m-gskq.json?$select=distinct%20vendorid" text:style-name="" text:visited-style-name=""><text:s text:c="1"/>$</text:a></text:span><text:span text:style-name="a442" text:class-names=""><text:a xlink:href="https://data.cityofnewyork.us/resource/t29m-gskq.json?$select=distinct%20vendorid" text:style-name="" text:visited-style-name="">select</text:a></text:span><text:span text:style-name="a443" text:class-names=""><text:a xlink:href="https://data.cityofnewyork.us/resource/t29m-gskq.json?$select=distinct%20vendorid" text:style-name="" text:visited-style-name="">=</text:a></text:span><text:span text:style-name="a444" text:class-names=""><text:a xlink:href="https://data.cityofnewyork.us/resource/t29m-gskq.json?$select=distinct%20vendorid" text:style-name="" text:visited-style-name="">distinct</text:a></text:span><text:span text:style-name="a445" text:class-names=""><text:a xlink:href="https://data.cityofnewyork.us/resource/t29m-gskq.json?$select=distinct%20vendorid" text:style-name="" text:visited-style-name=""><text:s text:c="1"/></text:a></text:span><text:span text:style-name="a446" text:class-names=""><text:a xlink:href="https://data.cityofnewyork.us/resource/t29m-gskq.json?$select=distinct%20vendorid" text:style-name="" text:visited-style-name="">vendorid</text:a></text:span><text:span text:style-name="a447" text:class-names=""><text:s text:c="1"/>Vælger data-kolonner. (Her søger vi unikke<text:s text:c="1"/></text:span><text:span text:style-name="a448" text:class-names="">Vendor-ID’s</text:span><text:span text:style-name="a449" text:class-names="">)</text:span><text:span text:style-name="a450" text:class-names=""/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og indholdsobjek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fsnitsoversk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o indholdsobjekter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Sammenlign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Ku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Tom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dhold med billedteks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lede med billedteks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og lodret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Lodret titel og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98" svg:viewBox="0 0 20 30" svg:d="m10 0-10 30h20z"/>
    <draw:marker draw:name="a400" svg:viewBox="0 0 20 30" svg:d="m10 0-10 30h20z"/>
    <draw:marker draw:name="a401" svg:viewBox="0 0 20 30" svg:d="m10 0-10 30h20z"/>
    <draw:marker draw:name="a393" svg:viewBox="0 0 20 30" svg:d="m10 0-10 30h20z"/>
    <draw:marker draw:name="a403" svg:viewBox="0 0 20 30" svg:d="m10 0-10 30h20z"/>
    <draw:marker draw:name="a395" svg:viewBox="0 0 20 30" svg:d="m10 0-10 30h20z"/>
    <draw:marker draw:name="a404" svg:viewBox="0 0 20 30" svg:d="m10 0-10 30h20z"/>
    <draw:marker draw:name="a396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ema" style:page-layout-name="pageLayout1" draw:style-name="a0">
      <draw:frame draw:id="id0" presentation:style-name="a3" draw:name="Pladsholder til titel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 for at redigere i master</text:span></text:p>
        </draw:text-box>
        <svg:title/>
        <svg:desc/>
      </draw:frame>
      <draw:frame draw:id="id1" presentation:style-name="a19" draw:name="Pladsholder til tekst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 for at redigere i master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Andet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Pladsholder til dato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7-12-2020</text:date></text:span></text:p>
        </draw:text-box>
        <svg:title/>
        <svg:desc/>
      </draw:frame>
      <draw:frame draw:id="id3" presentation:style-name="a26" draw:name="Pladsholder til sidefod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Pladsholder til slidenumm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slid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Klik for at redigere i master</text:span></text:p>
        </draw:text-box>
        <svg:title/>
        <svg:desc/>
      </draw:frame>
      <draw:frame draw:id="id6" presentation:style-name="a36" draw:name="Und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Klik for at redigere i master</text:span></text:p>
        </draw:text-box>
        <svg:title/>
        <svg:desc/>
      </draw:frame>
      <draw:frame draw:id="id7" presentation:style-name="a40" draw:name="Pladsholder til dato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7-12-2020</text:date></text:span></text:p>
        </draw:text-box>
        <svg:title/>
        <svg:desc/>
      </draw:frame>
      <draw:frame draw:id="id8" presentation:style-name="a43" draw:name="Pladsholder til sidefod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Pladsholder til slidenumm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og-indholdsobjek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Klik for at redigere i master</text:span></text:p>
        </draw:text-box>
        <svg:title/>
        <svg:desc/>
      </draw:frame>
      <draw:frame draw:id="id11" presentation:style-name="a66" draw:name="Pladsholder til indhold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Klik for at redigere i master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Andet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edj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Pladsholder til dato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7-12-2020</text:date></text:span></text:p>
        </draw:text-box>
        <svg:title/>
        <svg:desc/>
      </draw:frame>
      <draw:frame draw:id="id13" presentation:style-name="a73" draw:name="Pladsholder til sidefod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Pladsholder til slidenumm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fsnitsoverskrift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Klik for at redigere i master</text:span></text:p>
        </draw:text-box>
        <svg:title/>
        <svg:desc/>
      </draw:frame>
      <draw:frame draw:id="id16" presentation:style-name="a84" draw:name="Pladsholder til tekst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Klik for at redigere i master</text:span></text:p>
            </text:list-item>
          </text:list>
        </draw:text-box>
        <svg:title/>
        <svg:desc/>
      </draw:frame>
      <draw:frame draw:id="id17" presentation:style-name="a88" draw:name="Pladsholder til dato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7-12-2020</text:date></text:span></text:p>
        </draw:text-box>
        <svg:title/>
        <svg:desc/>
      </draw:frame>
      <draw:frame draw:id="id18" presentation:style-name="a91" draw:name="Pladsholder til sidefod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Pladsholder til slidenumm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o-indholdsobjekter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Klik for at redigere i master</text:span></text:p>
        </draw:text-box>
        <svg:title/>
        <svg:desc/>
      </draw:frame>
      <draw:frame draw:id="id21" presentation:style-name="a114" draw:name="Pladsholder til indhold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Klik for at redigere i master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Andet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Pladsholder til indhold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 for at redigere i master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Andet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Pladsholder til dato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7-12-2020</text:date></text:span></text:p>
        </draw:text-box>
        <svg:title/>
        <svg:desc/>
      </draw:frame>
      <draw:frame draw:id="id24" presentation:style-name="a137" draw:name="Pladsholder til sidefod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Pladsholder til slidenumm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Sammenligning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Klik for at redigere i master</text:span></text:p>
        </draw:text-box>
        <svg:title/>
        <svg:desc/>
      </draw:frame>
      <draw:frame draw:id="id27" presentation:style-name="a148" draw:name="Pladsholder til tekst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Klik for at redigere i master</text:span></text:p>
            </text:list-item>
          </text:list>
        </draw:text-box>
        <svg:title/>
        <svg:desc/>
      </draw:frame>
      <draw:frame draw:id="id28" presentation:style-name="a164" draw:name="Pladsholder til indhold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Klik for at redigere i master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Andet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Pladsholder til tekst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Klik for at redigere i master</text:span></text:p>
            </text:list-item>
          </text:list>
        </draw:text-box>
        <svg:title/>
        <svg:desc/>
      </draw:frame>
      <draw:frame draw:id="id30" presentation:style-name="a184" draw:name="Pladsholder til indhold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Klik for at redigere i master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Andet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Pladsholder til dato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7-12-2020</text:date></text:span></text:p>
        </draw:text-box>
        <svg:title/>
        <svg:desc/>
      </draw:frame>
      <draw:frame draw:id="id32" presentation:style-name="a191" draw:name="Pladsholder til sidefod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Pladsholder til slidenumm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Kun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Klik for at redigere i master</text:span></text:p>
        </draw:text-box>
        <svg:title/>
        <svg:desc/>
      </draw:frame>
      <draw:frame draw:id="id35" presentation:style-name="a202" draw:name="Pladsholder til dato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7-12-2020</text:date></text:span></text:p>
        </draw:text-box>
        <svg:title/>
        <svg:desc/>
      </draw:frame>
      <draw:frame draw:id="id36" presentation:style-name="a205" draw:name="Pladsholder til sidefod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Pladsholder til slidenumm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Tom" style:page-layout-name="pageLayout1" draw:style-name="a209">
      <draw:frame draw:id="id38" presentation:style-name="a213" draw:name="Pladsholder til dato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7-12-2020</text:date></text:span></text:p>
        </draw:text-box>
        <svg:title/>
        <svg:desc/>
      </draw:frame>
      <draw:frame draw:id="id39" presentation:style-name="a216" draw:name="Pladsholder til sidefod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Pladsholder til slidenumm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dhold-med-billedteks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Klik for at redigere i master</text:span></text:p>
        </draw:text-box>
        <svg:title/>
        <svg:desc/>
      </draw:frame>
      <draw:frame draw:id="id42" presentation:style-name="a239" draw:name="Pladsholder til indhold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Klik for at redigere i master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Andet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edj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Pladsholder til tekst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Klik for at redigere i master</text:span></text:p>
            </text:list-item>
          </text:list>
        </draw:text-box>
        <svg:title/>
        <svg:desc/>
      </draw:frame>
      <draw:frame draw:id="id44" presentation:style-name="a247" draw:name="Pladsholder til dato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7-12-2020</text:date></text:span></text:p>
        </draw:text-box>
        <svg:title/>
        <svg:desc/>
      </draw:frame>
      <draw:frame draw:id="id45" presentation:style-name="a250" draw:name="Pladsholder til sidefod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Pladsholder til slidenumm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lede-med-billedteks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Klik for at redigere i master</text:span></text:p>
        </draw:text-box>
        <svg:title/>
        <svg:desc/>
      </draw:frame>
      <draw:frame draw:id="id48" presentation:style-name="a260" draw:name="Pladsholder til billede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Pladsholder til tekst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Klik for at redigere i master</text:span></text:p>
            </text:list-item>
          </text:list>
        </draw:text-box>
        <svg:title/>
        <svg:desc/>
      </draw:frame>
      <draw:frame draw:id="id50" presentation:style-name="a268" draw:name="Pladsholder til dato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7-12-2020</text:date></text:span></text:p>
        </draw:text-box>
        <svg:title/>
        <svg:desc/>
      </draw:frame>
      <draw:frame draw:id="id51" presentation:style-name="a271" draw:name="Pladsholder til sidefod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Pladsholder til slidenumm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og-lodret-teks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Klik for at redigere i master</text:span></text:p>
        </draw:text-box>
        <svg:title/>
        <svg:desc/>
      </draw:frame>
      <draw:frame draw:id="id54" presentation:style-name="a294" draw:name="Pladsholder til lodret tite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Klik for at redigere i master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Andet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edj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Pladsholder til dato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7-12-2020</text:date></text:span></text:p>
        </draw:text-box>
        <svg:title/>
        <svg:desc/>
      </draw:frame>
      <draw:frame draw:id="id56" presentation:style-name="a301" draw:name="Pladsholder til sidefod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Pladsholder til slidenumm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Lodret-titel-og-tekst" style:page-layout-name="pageLayout1" draw:style-name="a305">
      <draw:frame draw:id="id58" presentation:style-name="a308" draw:name="Lodret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Klik for at redigere i master</text:span></text:p>
        </draw:text-box>
        <svg:title/>
        <svg:desc/>
      </draw:frame>
      <draw:frame draw:id="id59" presentation:style-name="a324" draw:name="Pladsholder til lodret tite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Klik for at redigere i master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Andet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edj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Pladsholder til dato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7-12-2020</text:date></text:span></text:p>
        </draw:text-box>
        <svg:title/>
        <svg:desc/>
      </draw:frame>
      <draw:frame draw:id="id61" presentation:style-name="a331" draw:name="Pladsholder til sidefod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Pladsholder til slidenumm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API</dc:title>
    <meta:initial-creator>Frederik</meta:initial-creator>
    <dc:creator>Frederik</dc:creator>
    <meta:creation-date>2020-12-07T09:48:17Z</meta:creation-date>
    <dc:date>2020-12-07T13:00:46Z</dc:date>
    <meta:editing-cycles>5</meta:editing-cycles>
    <meta:editing-duration>PT10889S</meta:editing-duration>
    <meta:document-statistic meta:paragraph-count="25" meta:word-count="133"/>
  </office:meta>
</office:document-meta>
</file>